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INSTITUTO DE EDUCACION SUPERIOR TECNOLOGICO PUBLICO DANIEL VILLA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ARA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3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JUELO RISCO FREDY MARCIA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COOPERATIVA ANCASH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4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3T17:24:2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